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808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80808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_32__20_Dots_20_1_20_Dash"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_32__20_Dots_20_1_20_Dash" svg:stroke-width="0.05cm" svg:stroke-color="#0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_32__20_Dots_20_1_20_Dash" svg:stroke-width="0.05cm" svg:stroke-color="#808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80808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cm"/>
    </style:style>
    <style:style style:name="gr13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cm" fo:min-width="6.1cm"/>
    </style:style>
    <style:style style:name="gr14" style:family="graphic" style:parent-style-name="standard">
      <style:graphic-properties draw:stroke="dash" draw:stroke-dash="_32__20_Dots_20_1_20_Dash" svg:stroke-width="0.05cm" svg:stroke-color="#666666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_32__20_Dots_20_1_20_Dash" svg:stroke-width="0.05cm" svg:stroke-color="#80808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color="#666666" fo:font-size="14pt" style:font-size-asian="14pt" style:font-size-complex="14pt"/>
    </style:style>
    <style:style style:name="P5" style:family="paragraph">
      <style:text-properties fo:color="#666666"/>
    </style:style>
    <style:style style:name="P6" style:family="paragraph">
      <style:paragraph-properties fo:margin-left="0cm" fo:margin-right="0cm" fo:text-indent="0cm"/>
      <style:text-properties fo:color="#666666"/>
    </style:style>
    <style:style style:name="P7" style:family="paragraph">
      <style:paragraph-properties fo:margin-left="0cm" fo:margin-right="0cm" fo:text-indent="0cm"/>
      <style:text-properties fo:color="#00ae00"/>
    </style:style>
    <style:style style:name="P8" style:family="paragraph">
      <style:paragraph-properties fo:margin-left="0cm" fo:margin-right="0cm" fo:text-indent="0cm"/>
      <style:text-properties fo:color="#7da647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14pt" style:font-size-asian="14pt" style:font-size-complex="14pt"/>
    </style:style>
    <style:style style:name="T3" style:family="text">
      <style:text-properties fo:color="#666666"/>
    </style:style>
    <style:style style:name="T4" style:family="text">
      <style:text-properties fo:color="#00ae00"/>
    </style:style>
    <style:style style:name="T5" style:family="text">
      <style:text-properties fo:color="#7da647"/>
    </style:style>
    <style:style style:name="T6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line draw:style-name="gr1" draw:text-style-name="P1" draw:layer="layout" svg:x1="6.2cm" svg:y1="4.3cm" svg:x2="7.8cm" svg:y2="4.3cm">
          <text:p text:style-name="P2"/>
        </draw:line>
        <draw:polyline draw:style-name="gr2" draw:text-style-name="P1" draw:layer="layout" svg:width="-1.499cm" svg:height="-0.999cm" svg:x="9.3cm" svg:y="4.3cm" svg:viewBox="0 0 -1500 -1000" draw:points="1500,-8600 1000,-8600 500,-7600 0,-7600">
          <text:p text:style-name="P2"/>
        </draw:polyline>
        <draw:line draw:style-name="gr1" draw:text-style-name="P1" draw:layer="layout" svg:x1="12cm" svg:y1="3.3cm" svg:x2="15.5cm" svg:y2="3.3cm">
          <text:p text:style-name="P2"/>
        </draw:line>
        <draw:polyline draw:style-name="gr2" draw:text-style-name="P1" draw:layer="layout" svg:width="1.499cm" svg:height="0.999cm" svg:x="15.5cm" svg:y="3.3cm" svg:viewBox="0 0 1500 1000" draw:points="0,0 500,0 1000,1000 1500,1000">
          <text:p text:style-name="P2"/>
        </draw:polyline>
        <draw:line draw:style-name="gr1" draw:text-style-name="P1" draw:layer="layout" svg:x1="17cm" svg:y1="4.3cm" svg:x2="26.5cm" svg:y2="4.3cm">
          <text:p text:style-name="P2"/>
        </draw:line>
        <draw:g>
          <draw:line draw:style-name="gr1" draw:text-style-name="P1" draw:layer="layout" svg:x1="6.2cm" svg:y1="4.9cm" svg:x2="7.8cm" svg:y2="4.9cm">
            <text:p text:style-name="P2"/>
          </draw:line>
          <draw:line draw:style-name="gr1" draw:text-style-name="P1" draw:layer="layout" svg:x1="6.2cm" svg:y1="5.9cm" svg:x2="7.8cm" svg:y2="5.9cm">
            <text:p text:style-name="P2"/>
          </draw:line>
        </draw:g>
        <draw:g>
          <draw:line draw:style-name="gr1" draw:text-style-name="P1" draw:layer="layout" svg:x1="12cm" svg:y1="4.9cm" svg:x2="15.5cm" svg:y2="4.9cm">
            <text:p text:style-name="P2"/>
          </draw:line>
          <draw:line draw:style-name="gr1" draw:text-style-name="P1" draw:layer="layout" svg:x1="12cm" svg:y1="5.9cm" svg:x2="15.5cm" svg:y2="5.9cm">
            <text:p text:style-name="P2"/>
          </draw:line>
        </draw:g>
        <draw:g>
          <draw:line draw:style-name="gr1" draw:text-style-name="P1" draw:layer="layout" svg:x1="17cm" svg:y1="4.9cm" svg:x2="26.5cm" svg:y2="4.9cm">
            <text:p text:style-name="P2"/>
          </draw:line>
          <draw:line draw:style-name="gr1" draw:text-style-name="P1" draw:layer="layout" svg:x1="17cm" svg:y1="5.9cm" svg:x2="26.5cm" svg:y2="5.9cm">
            <text:p text:style-name="P2"/>
          </draw:line>
        </draw:g>
        <draw:g>
          <draw:polyline draw:style-name="gr2" draw:text-style-name="P1" draw:layer="layout" svg:width="1.499cm" svg:height="0.999cm" svg:x="7.8cm" svg:y="4.9cm" svg:viewBox="0 0 1500 1000" draw:points="0,0 500,0 1000,1000 1500,1000">
            <text:p text:style-name="P2"/>
          </draw:polyline>
          <draw:polyline draw:style-name="gr2" draw:text-style-name="P1" draw:layer="layout" svg:width="-1.499cm" svg:height="-0.999cm" svg:x="9.3cm" svg:y="5.9cm" svg:viewBox="0 0 -1500 -1000" draw:points="1500,-11800 1000,-11800 500,-10800 0,-10800">
            <text:p text:style-name="P2"/>
          </draw:polyline>
        </draw:g>
        <draw:g>
          <draw:polyline draw:style-name="gr2" draw:text-style-name="P1" draw:layer="layout" svg:width="1.499cm" svg:height="0.999cm" svg:x="15.5cm" svg:y="4.9cm" svg:viewBox="0 0 1500 1000" draw:points="0,0 500,0 1000,1000 1500,1000">
            <text:p text:style-name="P2"/>
          </draw:polyline>
          <draw:polyline draw:style-name="gr2" draw:text-style-name="P1" draw:layer="layout" svg:width="-1.499cm" svg:height="-0.999cm" svg:x="17cm" svg:y="5.9cm" svg:viewBox="0 0 -1500 -1000" draw:points="1500,-11800 1000,-11800 500,-10800 0,-10800">
            <text:p text:style-name="P2"/>
          </draw:polyline>
        </draw:g>
        <draw:g>
          <draw:line draw:style-name="gr1" draw:text-style-name="P1" draw:layer="layout" svg:x1="6.2cm" svg:y1="6.5cm" svg:x2="7.8cm" svg:y2="6.5cm">
            <text:p text:style-name="P2"/>
          </draw:line>
          <draw:line draw:style-name="gr1" draw:text-style-name="P1" draw:layer="layout" svg:x1="6.2cm" svg:y1="7.5cm" svg:x2="7.8cm" svg:y2="7.5cm">
            <text:p text:style-name="P2"/>
          </draw:line>
        </draw:g>
        <draw:g>
          <draw:line draw:style-name="gr1" draw:text-style-name="P1" draw:layer="layout" svg:x1="12cm" svg:y1="6.5cm" svg:x2="15.5cm" svg:y2="6.5cm">
            <text:p text:style-name="P2"/>
          </draw:line>
          <draw:line draw:style-name="gr1" draw:text-style-name="P1" draw:layer="layout" svg:x1="12cm" svg:y1="7.5cm" svg:x2="15.5cm" svg:y2="7.5cm">
            <text:p text:style-name="P2"/>
          </draw:line>
        </draw:g>
        <draw:g>
          <draw:line draw:style-name="gr1" draw:text-style-name="P1" draw:layer="layout" svg:x1="17cm" svg:y1="6.5cm" svg:x2="26.5cm" svg:y2="6.5cm">
            <text:p text:style-name="P2"/>
          </draw:line>
          <draw:line draw:style-name="gr1" draw:text-style-name="P1" draw:layer="layout" svg:x1="17cm" svg:y1="7.5cm" svg:x2="26.5cm" svg:y2="7.5cm">
            <text:p text:style-name="P2"/>
          </draw:line>
        </draw:g>
        <draw:g>
          <draw:polyline draw:style-name="gr2" draw:text-style-name="P1" draw:layer="layout" svg:width="1.499cm" svg:height="0.999cm" svg:x="7.8cm" svg:y="6.5cm" svg:viewBox="0 0 1500 1000" draw:points="0,0 500,0 1000,1000 1500,1000">
            <text:p text:style-name="P2"/>
          </draw:polyline>
          <draw:polyline draw:style-name="gr2" draw:text-style-name="P1" draw:layer="layout" svg:width="-1.499cm" svg:height="-0.999cm" svg:x="9.3cm" svg:y="7.5cm" svg:viewBox="0 0 -1500 -1000" draw:points="1500,-15000 1000,-15000 500,-14000 0,-14000">
            <text:p text:style-name="P2"/>
          </draw:polyline>
        </draw:g>
        <draw:g>
          <draw:polyline draw:style-name="gr2" draw:text-style-name="P1" draw:layer="layout" svg:width="1.499cm" svg:height="0.999cm" svg:x="15.5cm" svg:y="6.5cm" svg:viewBox="0 0 1500 1000" draw:points="0,0 500,0 1000,1000 1500,1000">
            <text:p text:style-name="P2"/>
          </draw:polyline>
          <draw:polyline draw:style-name="gr2" draw:text-style-name="P1" draw:layer="layout" svg:width="-1.499cm" svg:height="-0.999cm" svg:x="17cm" svg:y="7.5cm" svg:viewBox="0 0 -1500 -1000" draw:points="1500,-15000 1000,-15000 500,-14000 0,-14000">
            <text:p text:style-name="P2"/>
          </draw:polyline>
        </draw:g>
        <draw:g>
          <draw:line draw:style-name="gr3" draw:text-style-name="P1" draw:layer="layout" svg:x1="6.2cm" svg:y1="13cm" svg:x2="7.8cm" svg:y2="13cm">
            <text:p text:style-name="P2"/>
          </draw:line>
          <draw:line draw:style-name="gr3" draw:text-style-name="P1" draw:layer="layout" svg:x1="6.2cm" svg:y1="14cm" svg:x2="7.8cm" svg:y2="14cm">
            <text:p text:style-name="P2"/>
          </draw:line>
        </draw:g>
        <draw:g>
          <draw:line draw:style-name="gr3" draw:text-style-name="P1" draw:layer="layout" svg:x1="12cm" svg:y1="13cm" svg:x2="15.5cm" svg:y2="13cm">
            <text:p text:style-name="P2"/>
          </draw:line>
          <draw:line draw:style-name="gr3" draw:text-style-name="P1" draw:layer="layout" svg:x1="12cm" svg:y1="14cm" svg:x2="15.5cm" svg:y2="14cm">
            <text:p text:style-name="P2"/>
          </draw:line>
        </draw:g>
        <draw:g>
          <draw:line draw:style-name="gr3" draw:text-style-name="P1" draw:layer="layout" svg:x1="17cm" svg:y1="13cm" svg:x2="26.5cm" svg:y2="13cm">
            <text:p text:style-name="P2"/>
          </draw:line>
          <draw:line draw:style-name="gr3" draw:text-style-name="P1" draw:layer="layout" svg:x1="17cm" svg:y1="14cm" svg:x2="26.5cm" svg:y2="14cm">
            <text:p text:style-name="P2"/>
          </draw:line>
        </draw:g>
        <draw:g>
          <draw:polyline draw:style-name="gr4" draw:text-style-name="P1" draw:layer="layout" svg:width="1.499cm" svg:height="0.999cm" svg:x="7.8cm" svg:y="13cm" svg:viewBox="0 0 1500 1000" draw:points="0,0 500,0 1000,1000 1500,1000">
            <text:p text:style-name="P2"/>
          </draw:polyline>
          <draw:polyline draw:style-name="gr4" draw:text-style-name="P1" draw:layer="layout" svg:width="-1.499cm" svg:height="-0.999cm" svg:x="9.3cm" svg:y="14cm" svg:viewBox="0 0 -1500 -1000" draw:points="1500,-28000 1000,-28000 500,-27000 0,-27000">
            <text:p text:style-name="P2"/>
          </draw:polyline>
        </draw:g>
        <draw:g>
          <draw:polyline draw:style-name="gr4" draw:text-style-name="P1" draw:layer="layout" svg:width="1.499cm" svg:height="0.999cm" svg:x="15.5cm" svg:y="13cm" svg:viewBox="0 0 1500 1000" draw:points="0,0 500,0 1000,1000 1500,1000">
            <text:p text:style-name="P2"/>
          </draw:polyline>
          <draw:polyline draw:style-name="gr4" draw:text-style-name="P1" draw:layer="layout" svg:width="-1.499cm" svg:height="-0.999cm" svg:x="17cm" svg:y="14cm" svg:viewBox="0 0 -1500 -1000" draw:points="1500,-28000 1000,-28000 500,-27000 0,-27000">
            <text:p text:style-name="P2"/>
          </draw:polyline>
        </draw:g>
        <draw:g>
          <draw:line draw:style-name="gr1" draw:text-style-name="P1" draw:layer="layout" svg:x1="6.2cm" svg:y1="8.1cm" svg:x2="7.8cm" svg:y2="8.1cm">
            <text:p text:style-name="P2"/>
          </draw:line>
          <draw:line draw:style-name="gr1" draw:text-style-name="P1" draw:layer="layout" svg:x1="6.2cm" svg:y1="9.1cm" svg:x2="7.8cm" svg:y2="9.1cm">
            <text:p text:style-name="P2"/>
          </draw:line>
        </draw:g>
        <draw:g>
          <draw:line draw:style-name="gr1" draw:text-style-name="P1" draw:layer="layout" svg:x1="12cm" svg:y1="8.1cm" svg:x2="18cm" svg:y2="8.1cm">
            <text:p text:style-name="P2"/>
          </draw:line>
          <draw:line draw:style-name="gr1" draw:text-style-name="P1" draw:layer="layout" svg:x1="12cm" svg:y1="9.1cm" svg:x2="18cm" svg:y2="9.1cm">
            <text:p text:style-name="P2"/>
          </draw:line>
        </draw:g>
        <draw:g>
          <draw:line draw:style-name="gr1" draw:text-style-name="P1" draw:layer="layout" svg:x1="19cm" svg:y1="8.1cm" svg:x2="23.5cm" svg:y2="8.1cm">
            <text:p text:style-name="P2"/>
          </draw:line>
          <draw:line draw:style-name="gr1" draw:text-style-name="P1" draw:layer="layout" svg:x1="19cm" svg:y1="9.1cm" svg:x2="23.5cm" svg:y2="9.1cm">
            <text:p text:style-name="P2"/>
          </draw:line>
        </draw:g>
        <draw:g>
          <draw:polyline draw:style-name="gr2" draw:text-style-name="P1" draw:layer="layout" svg:width="1.499cm" svg:height="0.999cm" svg:x="7.8cm" svg:y="8.1cm" svg:viewBox="0 0 1500 1000" draw:points="0,0 500,0 1000,1000 1500,1000">
            <text:p text:style-name="P2"/>
          </draw:polyline>
          <draw:polyline draw:style-name="gr2" draw:text-style-name="P1" draw:layer="layout" svg:width="-1.499cm" svg:height="-0.999cm" svg:x="9.3cm" svg:y="9.1cm" svg:viewBox="0 0 -1500 -1000" draw:points="1500,-18200 1000,-18200 500,-17200 0,-17200">
            <text:p text:style-name="P2"/>
          </draw:polyline>
        </draw:g>
        <draw:g>
          <draw:polyline draw:style-name="gr2" draw:text-style-name="P1" draw:layer="layout" svg:width="1.499cm" svg:height="0.999cm" svg:x="17.6cm" svg:y="8.1cm" svg:viewBox="0 0 1500 1000" draw:points="0,0 500,0 1000,1000 1500,1000">
            <text:p text:style-name="P2"/>
          </draw:polyline>
          <draw:polyline draw:style-name="gr2" draw:text-style-name="P1" draw:layer="layout" svg:width="-1.499cm" svg:height="-0.999cm" svg:x="19.1cm" svg:y="9.1cm" svg:viewBox="0 0 -1500 -1000" draw:points="1500,-18200 1000,-18200 500,-17200 0,-17200">
            <text:p text:style-name="P2"/>
          </draw:polyline>
        </draw:g>
        <draw:polyline draw:style-name="gr2" draw:text-style-name="P1" draw:layer="layout" svg:width="1.999cm" svg:height="0.999cm" svg:x="6.3cm" svg:y="1.5cm" svg:viewBox="0 0 2000 1000" draw:points="0,0 1000,0 1000,1000 2000,1000 2000,0">
          <text:p text:style-name="P2"/>
        </draw:polyline>
        <draw:polyline draw:style-name="gr2" draw:text-style-name="P1" draw:layer="layout" svg:width="1.999cm" svg:height="0.999cm" svg:x="14cm" svg:y="1.5cm" svg:viewBox="0 0 2000 1000" draw:points="0,0 1000,0 1000,1000 2000,1000 2000,0">
          <text:p text:style-name="P2"/>
        </draw:polyline>
        <draw:polyline draw:style-name="gr2" draw:text-style-name="P1" draw:layer="layout" svg:width="1.999cm" svg:height="0.999cm" svg:x="16cm" svg:y="1.5cm" svg:viewBox="0 0 2000 1000" draw:points="0,0 1000,0 1000,1000 2000,1000 2000,0">
          <text:p text:style-name="P2"/>
        </draw:polyline>
        <draw:polyline draw:style-name="gr2" draw:text-style-name="P1" draw:layer="layout" svg:width="1.999cm" svg:height="0.999cm" svg:x="18cm" svg:y="1.5cm" svg:viewBox="0 0 2000 1000" draw:points="0,0 1000,0 1000,1000 2000,1000 2000,0">
          <text:p text:style-name="P2"/>
        </draw:polyline>
        <draw:polyline draw:style-name="gr2" draw:text-style-name="P1" draw:layer="layout" svg:width="1.999cm" svg:height="0.999cm" svg:x="20cm" svg:y="1.5cm" svg:viewBox="0 0 2000 1000" draw:points="0,0 1000,0 1000,1000 2000,1000 2000,0">
          <text:p text:style-name="P2"/>
        </draw:polyline>
        <draw:polyline draw:style-name="gr2" draw:text-style-name="P1" draw:layer="layout" svg:width="1.999cm" svg:height="0.999cm" svg:x="22cm" svg:y="1.5cm" svg:viewBox="0 0 2000 1000" draw:points="0,0 1000,0 1000,1000 2000,1000 2000,0">
          <text:p text:style-name="P2"/>
        </draw:polyline>
        <draw:polyline draw:style-name="gr2" draw:text-style-name="P1" draw:layer="layout" svg:width="1.999cm" svg:height="0.999cm" svg:x="24cm" svg:y="1.5cm" svg:viewBox="0 0 2000 1000" draw:points="0,0 1000,0 1000,1000 2000,1000 2000,0">
          <text:p text:style-name="P2"/>
        </draw:polyline>
        <draw:line draw:style-name="gr1" draw:text-style-name="P1" draw:layer="layout" svg:x1="12.144cm" svg:y1="12.3cm" svg:x2="13.6cm" svg:y2="12.3cm">
          <text:p text:style-name="P2"/>
        </draw:line>
        <draw:line draw:style-name="gr1" draw:text-style-name="P1" draw:layer="layout" svg:x1="6.2cm" svg:y1="10.7cm" svg:x2="7.8cm" svg:y2="10.7cm">
          <text:p text:style-name="P2"/>
        </draw:line>
        <draw:polyline draw:style-name="gr2" draw:text-style-name="P1" draw:layer="layout" svg:width="-1.499cm" svg:height="-0.999cm" svg:x="9.3cm" svg:y="10.7cm" svg:viewBox="0 0 -1500 -1000" draw:points="1500,-21400 1000,-21400 500,-20400 0,-20400">
          <text:p text:style-name="P2"/>
        </draw:polyline>
        <draw:line draw:style-name="gr1" draw:text-style-name="P1" draw:layer="layout" svg:x1="12cm" svg:y1="9.7cm" svg:x2="15.5cm" svg:y2="9.7cm">
          <text:p text:style-name="P2"/>
        </draw:line>
        <draw:polyline draw:style-name="gr2" draw:text-style-name="P1" draw:layer="layout" svg:width="1.499cm" svg:height="0.999cm" svg:x="15.5cm" svg:y="9.7cm" svg:viewBox="0 0 1500 1000" draw:points="0,0 500,0 1000,1000 1500,1000">
          <text:p text:style-name="P2"/>
        </draw:polyline>
        <draw:line draw:style-name="gr1" draw:text-style-name="P1" draw:layer="layout" svg:x1="17cm" svg:y1="10.7cm" svg:x2="18cm" svg:y2="10.7cm">
          <text:p text:style-name="P2"/>
        </draw:line>
        <draw:polyline draw:style-name="gr2" draw:text-style-name="P1" draw:layer="layout" svg:width="-1.499cm" svg:height="-0.999cm" svg:x="15cm" svg:y="12.3cm" svg:viewBox="0 0 -1500 -1000" draw:points="1500,-24600 1000,-24600 500,-23600 0,-23600">
          <text:p text:style-name="P2"/>
        </draw:polyline>
        <draw:line draw:style-name="gr1" draw:text-style-name="P1" draw:layer="layout" svg:x1="15cm" svg:y1="11.3cm" svg:x2="15.554cm" svg:y2="11.3cm">
          <text:p text:style-name="P2"/>
        </draw:line>
        <draw:polyline draw:style-name="gr2" draw:text-style-name="P1" draw:layer="layout" svg:width="1.499cm" svg:height="0.999cm" svg:x="15.5cm" svg:y="11.3cm" svg:viewBox="0 0 1500 1000" draw:points="0,0 500,0 1000,1000 1500,1000">
          <text:p text:style-name="P2"/>
        </draw:polyline>
        <draw:polyline draw:style-name="gr2" draw:text-style-name="P1" draw:layer="layout" svg:width="-1.499cm" svg:height="-0.999cm" svg:x="19.1cm" svg:y="10.7cm" svg:viewBox="0 0 -1500 -1000" draw:points="1500,-21400 1000,-21400 500,-20400 0,-20400">
          <text:p text:style-name="P2"/>
        </draw:polyline>
        <draw:line draw:style-name="gr1" draw:text-style-name="P1" draw:layer="layout" svg:x1="19.1cm" svg:y1="9.7cm" svg:x2="21.5cm" svg:y2="9.7cm">
          <text:p text:style-name="P2"/>
        </draw:line>
        <draw:polyline draw:style-name="gr2" draw:text-style-name="P1" draw:layer="layout" svg:width="1.499cm" svg:height="0.999cm" svg:x="21.5cm" svg:y="9.7cm" svg:viewBox="0 0 1500 1000" draw:points="0,0 500,0 1000,1000 1500,1000">
          <text:p text:style-name="P2"/>
        </draw:polyline>
        <draw:line draw:style-name="gr1" draw:text-style-name="P1" draw:layer="layout" svg:x1="17cm" svg:y1="12.3cm" svg:x2="19.493cm" svg:y2="12.3cm">
          <text:p text:style-name="P2"/>
        </draw:line>
        <draw:polyline draw:style-name="gr2" draw:text-style-name="P1" draw:layer="layout" svg:width="-1.499cm" svg:height="-0.999cm" svg:x="21.001cm" svg:y="12.3cm" svg:viewBox="0 0 -1500 -1000" draw:points="1500,-24600 1000,-24600 500,-23600 0,-23600">
          <text:p text:style-name="P2"/>
        </draw:polyline>
        <draw:line draw:style-name="gr1" draw:text-style-name="P1" draw:layer="layout" svg:x1="21.001cm" svg:y1="11.3cm" svg:x2="21.555cm" svg:y2="11.3cm">
          <text:p text:style-name="P2"/>
        </draw:line>
        <draw:polyline draw:style-name="gr2" draw:text-style-name="P1" draw:layer="layout" svg:width="1.499cm" svg:height="0.999cm" svg:x="21.501cm" svg:y="11.3cm" svg:viewBox="0 0 1500 1000" draw:points="0,0 500,0 1000,1000 1500,1000">
          <text:p text:style-name="P2"/>
        </draw:polyline>
        <draw:line draw:style-name="gr1" draw:text-style-name="P1" draw:layer="layout" svg:x1="22.701cm" svg:y1="12.3cm" svg:x2="26.49cm" svg:y2="12.304cm">
          <text:p text:style-name="P2"/>
        </draw:line>
        <draw:g>
          <draw:line draw:style-name="gr1" draw:text-style-name="P1" draw:layer="layout" svg:x1="25cm" svg:y1="8.1cm" svg:x2="26.5cm" svg:y2="8.1cm">
            <text:p text:style-name="P2"/>
          </draw:line>
          <draw:line draw:style-name="gr1" draw:text-style-name="P1" draw:layer="layout" svg:x1="25cm" svg:y1="9.1cm" svg:x2="26.5cm" svg:y2="9.1cm">
            <text:p text:style-name="P2"/>
          </draw:line>
        </draw:g>
        <draw:g>
          <draw:polyline draw:style-name="gr2" draw:text-style-name="P1" draw:layer="layout" svg:width="1.499cm" svg:height="0.999cm" svg:x="23.5cm" svg:y="8.1cm" svg:viewBox="0 0 1500 1000" draw:points="0,0 500,0 1000,1000 1500,1000">
            <text:p text:style-name="P2"/>
          </draw:polyline>
          <draw:polyline draw:style-name="gr2" draw:text-style-name="P1" draw:layer="layout" svg:width="-1.499cm" svg:height="-0.999cm" svg:x="25cm" svg:y="9.1cm" svg:viewBox="0 0 -1500 -1000" draw:points="1500,-18200 1000,-18200 500,-17200 0,-17200">
            <text:p text:style-name="P2"/>
          </draw:polyline>
        </draw:g>
        <draw:polyline draw:style-name="gr2" draw:text-style-name="P1" draw:layer="layout" svg:width="-1.499cm" svg:height="-0.999cm" svg:x="25cm" svg:y="10.7cm" svg:viewBox="0 0 -1500 -1000" draw:points="1500,-21400 1000,-21400 500,-20400 0,-20400">
          <text:p text:style-name="P2"/>
        </draw:polyline>
        <draw:line draw:style-name="gr1" draw:text-style-name="P1" draw:layer="layout" svg:x1="25cm" svg:y1="9.7cm" svg:x2="26.519cm" svg:y2="9.7cm">
          <text:p text:style-name="P2"/>
        </draw:line>
        <draw:line draw:style-name="gr1" draw:text-style-name="P1" draw:layer="layout" svg:x1="22.8cm" svg:y1="10.7cm" svg:x2="23.8cm" svg:y2="10.7cm">
          <text:p text:style-name="P2"/>
        </draw:line>
        <draw:polyline draw:style-name="gr5" draw:text-style-name="P1" draw:layer="layout" svg:width="1.599cm" svg:height="0.999cm" svg:x="10.4cm" svg:y="1cm" svg:viewBox="0 0 1600 1000" draw:points="0,500 320,500 640,0 960,1000 1280,500 1600,500">
          <text:p text:style-name="P2"/>
        </draw:polyline>
        <draw:polyline draw:style-name="gr2" draw:text-style-name="P1" draw:layer="layout" svg:width="1.999cm" svg:height="0.999cm" svg:x="8.3cm" svg:y="1.5cm" svg:viewBox="0 0 2000 1000" draw:points="0,0 1000,0 1000,1000 2000,1000 2000,0">
          <text:p text:style-name="P2"/>
        </draw:polyline>
        <draw:polyline draw:style-name="gr2" draw:text-style-name="P1" draw:layer="layout" svg:width="1.999cm" svg:height="0.999cm" svg:x="12cm" svg:y="1.5cm" svg:viewBox="0 0 2000 1000" draw:points="0,0 1000,0 1000,1000 2000,1000 2000,0">
          <text:p text:style-name="P2"/>
        </draw:polyline>
        <draw:line draw:style-name="gr6" draw:text-style-name="P1" draw:layer="layout" svg:x1="10.3cm" svg:y1="3.3cm" svg:x2="12cm" svg:y2="3.3cm">
          <text:p text:style-name="P2"/>
        </draw:line>
        <draw:line draw:style-name="gr6" draw:text-style-name="P1" draw:layer="layout" svg:x1="10.3cm" svg:y1="4.9cm" svg:x2="12cm" svg:y2="4.9cm">
          <text:p text:style-name="P2"/>
        </draw:line>
        <draw:line draw:style-name="gr6" draw:text-style-name="P1" draw:layer="layout" svg:x1="10.3cm" svg:y1="5.9cm" svg:x2="12cm" svg:y2="5.9cm">
          <text:p text:style-name="P2"/>
        </draw:line>
        <draw:line draw:style-name="gr6" draw:text-style-name="P1" draw:layer="layout" svg:x1="10.3cm" svg:y1="6.5cm" svg:x2="12cm" svg:y2="6.5cm">
          <text:p text:style-name="P2"/>
        </draw:line>
        <draw:line draw:style-name="gr6" draw:text-style-name="P1" draw:layer="layout" svg:x1="10.3cm" svg:y1="7.5cm" svg:x2="12cm" svg:y2="7.5cm">
          <text:p text:style-name="P2"/>
        </draw:line>
        <draw:line draw:style-name="gr7" draw:text-style-name="P1" draw:layer="layout" svg:x1="10.3cm" svg:y1="13cm" svg:x2="12cm" svg:y2="13cm">
          <text:p text:style-name="P2"/>
        </draw:line>
        <draw:line draw:style-name="gr7" draw:text-style-name="P1" draw:layer="layout" svg:x1="10.3cm" svg:y1="14cm" svg:x2="12cm" svg:y2="14cm">
          <text:p text:style-name="P2"/>
        </draw:line>
        <draw:line draw:style-name="gr6" draw:text-style-name="P1" draw:layer="layout" svg:x1="10.3cm" svg:y1="8.1cm" svg:x2="12cm" svg:y2="8.1cm">
          <text:p text:style-name="P2"/>
        </draw:line>
        <draw:line draw:style-name="gr6" draw:text-style-name="P1" draw:layer="layout" svg:x1="10.3cm" svg:y1="9.1cm" svg:x2="12cm" svg:y2="9.1cm">
          <text:p text:style-name="P2"/>
        </draw:line>
        <draw:line draw:style-name="gr6" draw:text-style-name="P1" draw:layer="layout" svg:x1="10.3cm" svg:y1="9.7cm" svg:x2="12cm" svg:y2="9.7cm">
          <text:p text:style-name="P2"/>
        </draw:line>
        <draw:line draw:style-name="gr6" draw:text-style-name="P1" draw:layer="layout" svg:x1="10.3cm" svg:y1="12.3cm" svg:x2="12cm" svg:y2="12.3cm">
          <text:p text:style-name="P2"/>
        </draw:line>
        <draw:frame draw:style-name="gr8" draw:text-style-name="P3" draw:layer="layout" svg:width="4.3cm" svg:height="0.806cm" svg:x="0.5cm" svg:y="1.7cm">
          <draw:text-box>
            <text:p text:style-name="P2"><text:span text:style-name="T1">clock</text:span></text:p>
          </draw:text-box>
        </draw:frame>
        <draw:frame draw:style-name="gr8" draw:text-style-name="P3" draw:layer="layout" svg:width="4.3cm" svg:height="0.806cm" svg:x="0.5cm" svg:y="3.3cm">
          <draw:text-box>
            <text:p text:style-name="P2"><text:span text:style-name="T1">new_tx/rx</text:span></text:p>
          </draw:text-box>
        </draw:frame>
        <draw:frame draw:style-name="gr8" draw:text-style-name="P3" draw:layer="layout" svg:width="4.3cm" svg:height="0.806cm" svg:x="0.5cm" svg:y="5cm">
          <draw:text-box>
            <text:p text:style-name="P2"><text:span text:style-name="T1">tx/rx_length</text:span></text:p>
          </draw:text-box>
        </draw:frame>
        <draw:frame draw:style-name="gr8" draw:text-style-name="P3" draw:layer="layout" svg:width="6cm" svg:height="0.806cm" svg:x="0.5cm" svg:y="6.6cm">
          <draw:text-box>
            <text:p text:style-name="P2"><text:span text:style-name="T1">tx/rx_frame_type</text:span></text:p>
          </draw:text-box>
        </draw:frame>
        <draw:frame draw:style-name="gr9" draw:text-style-name="P4" draw:layer="layout" svg:width="5cm" svg:height="1.361cm" svg:x="0.5cm" svg:y="13.2cm">
          <draw:text-box>
            <text:p text:style-name="P2"><text:span text:style-name="T2">target_MAC_addr</text:span></text:p>
            <text:p text:style-name="P2"><text:span text:style-name="T2">(in tx only)</text:span></text:p>
          </draw:text-box>
        </draw:frame>
        <draw:frame draw:style-name="gr8" draw:text-style-name="P3" draw:layer="layout" svg:width="4.3cm" svg:height="0.806cm" svg:x="0.5cm" svg:y="8.3cm">
          <draw:text-box>
            <text:p text:style-name="P2"><text:span text:style-name="T1">tx/rx_data</text:span></text:p>
          </draw:text-box>
        </draw:frame>
        <draw:frame draw:style-name="gr8" draw:text-style-name="P3" draw:layer="layout" svg:width="4.3cm" svg:height="0.806cm" svg:x="0.5cm" svg:y="9.8cm">
          <draw:text-box>
            <text:p text:style-name="P2"><text:span text:style-name="T1">tx/rx_data_valid</text:span></text:p>
          </draw:text-box>
        </draw:frame>
        <draw:frame draw:style-name="gr8" draw:text-style-name="P3" draw:layer="layout" svg:width="4.5cm" svg:height="0.806cm" svg:x="0.5cm" svg:y="11.4cm">
          <draw:text-box>
            <text:p text:style-name="P2"><text:span text:style-name="T1">tx/rx_read_enable</text:span></text:p>
          </draw:text-box>
        </draw:frame>
        <draw:frame draw:style-name="gr10" draw:text-style-name="P5" draw:layer="layout" svg:width="1.772cm" svg:height="0.962cm" svg:x="6.1cm" svg:y="5cm">
          <draw:text-box>
            <text:p text:style-name="P2"><text:span text:style-name="T3">XXX</text:span></text:p>
          </draw:text-box>
        </draw:frame>
        <draw:frame draw:style-name="gr10" draw:text-style-name="P5" draw:layer="layout" svg:width="1.772cm" svg:height="0.962cm" svg:x="6.1cm" svg:y="6.6cm">
          <draw:text-box>
            <text:p text:style-name="P2"><text:span text:style-name="T3">XXX</text:span></text:p>
          </draw:text-box>
        </draw:frame>
        <draw:frame draw:style-name="gr11" draw:text-style-name="P6" draw:layer="layout" svg:width="1.772cm" svg:height="0.962cm" svg:x="6.1cm" svg:y="13.1cm">
          <draw:text-box>
            <text:p text:style-name="P2"><text:span text:style-name="T3">XXX</text:span></text:p>
          </draw:text-box>
        </draw:frame>
        <draw:frame draw:style-name="gr10" draw:text-style-name="P5" draw:layer="layout" svg:width="1.772cm" svg:height="0.962cm" svg:x="6.1cm" svg:y="8.2cm">
          <draw:text-box>
            <text:p text:style-name="P2"><text:span text:style-name="T3">XXX</text:span></text:p>
          </draw:text-box>
        </draw:frame>
        <draw:g>
          <draw:line draw:style-name="gr1" draw:text-style-name="P1" draw:layer="layout" svg:x1="17cm" svg:y1="4.9cm" svg:x2="18.6cm" svg:y2="4.9cm">
            <text:p text:style-name="P2"/>
          </draw:line>
          <draw:line draw:style-name="gr1" draw:text-style-name="P1" draw:layer="layout" svg:x1="17cm" svg:y1="5.9cm" svg:x2="18.6cm" svg:y2="5.9cm">
            <text:p text:style-name="P2"/>
          </draw:line>
        </draw:g>
        <draw:g>
          <draw:line draw:style-name="gr1" draw:text-style-name="P1" draw:layer="layout" svg:x1="17cm" svg:y1="6.5cm" svg:x2="18.6cm" svg:y2="6.5cm">
            <text:p text:style-name="P2"/>
          </draw:line>
          <draw:line draw:style-name="gr1" draw:text-style-name="P1" draw:layer="layout" svg:x1="17cm" svg:y1="7.5cm" svg:x2="18.6cm" svg:y2="7.5cm">
            <text:p text:style-name="P2"/>
          </draw:line>
        </draw:g>
        <draw:g>
          <draw:line draw:style-name="gr3" draw:text-style-name="P1" draw:layer="layout" svg:x1="17cm" svg:y1="13cm" svg:x2="18.6cm" svg:y2="13cm">
            <text:p text:style-name="P2"/>
          </draw:line>
          <draw:line draw:style-name="gr3" draw:text-style-name="P1" draw:layer="layout" svg:x1="17cm" svg:y1="14cm" svg:x2="18.6cm" svg:y2="14cm">
            <text:p text:style-name="P2"/>
          </draw:line>
        </draw:g>
        <draw:frame draw:style-name="gr10" draw:text-style-name="P5" draw:layer="layout" svg:width="1.772cm" svg:height="0.962cm" svg:x="16.9cm" svg:y="5cm">
          <draw:text-box>
            <text:p text:style-name="P2"><text:span text:style-name="T3">XXX</text:span></text:p>
          </draw:text-box>
        </draw:frame>
        <draw:frame draw:style-name="gr10" draw:text-style-name="P5" draw:layer="layout" svg:width="1.772cm" svg:height="0.962cm" svg:x="16.9cm" svg:y="6.6cm">
          <draw:text-box>
            <text:p text:style-name="P2"><text:span text:style-name="T3">XXX</text:span></text:p>
          </draw:text-box>
        </draw:frame>
        <draw:frame draw:style-name="gr11" draw:text-style-name="P6" draw:layer="layout" svg:width="1.772cm" svg:height="0.962cm" svg:x="16.9cm" svg:y="13.1cm">
          <draw:text-box>
            <text:p text:style-name="P2"><text:span text:style-name="T3">XXX</text:span></text:p>
          </draw:text-box>
        </draw:frame>
        <draw:frame draw:style-name="gr12" draw:text-style-name="P7" draw:layer="layout" svg:width="6.6cm" svg:height="0.962cm" svg:x="9cm" svg:y="5cm">
          <draw:text-box>
            <text:p text:style-name="P2"><text:span text:style-name="T4">Valid length</text:span></text:p>
          </draw:text-box>
        </draw:frame>
        <draw:frame draw:style-name="gr12" draw:text-style-name="P7" draw:layer="layout" svg:width="6.6cm" svg:height="0.962cm" svg:x="9cm" svg:y="6.6cm">
          <draw:text-box>
            <text:p text:style-name="P2"><text:span text:style-name="T4">Valid frame type</text:span></text:p>
          </draw:text-box>
        </draw:frame>
        <draw:frame draw:style-name="gr13" draw:text-style-name="P8" draw:layer="layout" svg:width="6.6cm" svg:height="0.962cm" svg:x="9cm" svg:y="13.1cm">
          <draw:text-box>
            <text:p text:style-name="P2"><text:span text:style-name="T5">Valid target address</text:span></text:p>
          </draw:text-box>
        </draw:frame>
        <draw:frame draw:style-name="gr12" draw:text-style-name="P7" draw:layer="layout" svg:width="6.6cm" svg:height="0.962cm" svg:x="9cm" svg:y="8.2cm">
          <draw:text-box>
            <text:p text:style-name="P2"><text:span text:style-name="T4">Data bytes 1 &amp; 2</text:span></text:p>
          </draw:text-box>
        </draw:frame>
        <draw:frame draw:style-name="gr12" draw:text-style-name="P7" draw:layer="layout" svg:width="6.6cm" svg:height="0.962cm" svg:x="18.8cm" svg:y="8.2cm">
          <draw:text-box>
            <text:p text:style-name="P2"><text:span text:style-name="T4">Data bytes 3 &amp; 4</text:span></text:p>
          </draw:text-box>
        </draw:frame>
        <draw:frame draw:style-name="gr12" draw:text-style-name="P7" draw:layer="layout" svg:width="2.3cm" svg:height="0.962cm" svg:x="24.7cm" svg:y="8.2cm">
          <draw:text-box>
            <text:p text:style-name="P2"><text:span text:style-name="T4">etc...</text:span></text:p>
          </draw:text-box>
        </draw:frame>
        <draw:line draw:style-name="gr6" draw:text-style-name="P1" draw:layer="layout" svg:x1="27.134cm" svg:y1="12.3cm" svg:x2="26.311cm" svg:y2="12.3cm">
          <text:p text:style-name="P2"/>
        </draw:line>
        <draw:line draw:style-name="gr6" draw:text-style-name="P1" draw:layer="layout" svg:x1="27.133cm" svg:y1="9.7cm" svg:x2="26.31cm" svg:y2="9.7cm">
          <text:p text:style-name="P2"/>
        </draw:line>
        <draw:line draw:style-name="gr6" draw:text-style-name="P1" draw:layer="layout" svg:x1="27.133cm" svg:y1="9.1cm" svg:x2="26.31cm" svg:y2="9.1cm">
          <text:p text:style-name="P2"/>
        </draw:line>
        <draw:line draw:style-name="gr6" draw:text-style-name="P1" draw:layer="layout" svg:x1="27.132cm" svg:y1="8.1cm" svg:x2="26.309cm" svg:y2="8.1cm">
          <text:p text:style-name="P2"/>
        </draw:line>
        <draw:line draw:style-name="gr7" draw:text-style-name="P1" draw:layer="layout" svg:x1="27.129cm" svg:y1="14cm" svg:x2="26.306cm" svg:y2="14cm">
          <text:p text:style-name="P2"/>
        </draw:line>
        <draw:line draw:style-name="gr7" draw:text-style-name="P1" draw:layer="layout" svg:x1="27.128cm" svg:y1="13cm" svg:x2="26.305cm" svg:y2="13cm">
          <text:p text:style-name="P2"/>
        </draw:line>
        <draw:line draw:style-name="gr6" draw:text-style-name="P1" draw:layer="layout" svg:x1="27.127cm" svg:y1="7.5cm" svg:x2="26.304cm" svg:y2="7.5cm">
          <text:p text:style-name="P2"/>
        </draw:line>
        <draw:line draw:style-name="gr6" draw:text-style-name="P1" draw:layer="layout" svg:x1="27.126cm" svg:y1="6.5cm" svg:x2="26.303cm" svg:y2="6.5cm">
          <text:p text:style-name="P2"/>
        </draw:line>
        <draw:line draw:style-name="gr6" draw:text-style-name="P1" draw:layer="layout" svg:x1="27.125cm" svg:y1="5.9cm" svg:x2="26.302cm" svg:y2="5.9cm">
          <text:p text:style-name="P2"/>
        </draw:line>
        <draw:line draw:style-name="gr6" draw:text-style-name="P1" draw:layer="layout" svg:x1="27.124cm" svg:y1="4.9cm" svg:x2="26.301cm" svg:y2="4.9cm">
          <text:p text:style-name="P2"/>
        </draw:line>
        <draw:line draw:style-name="gr6" draw:text-style-name="P1" draw:layer="layout" svg:x1="27.123cm" svg:y1="4.3cm" svg:x2="26.3cm" svg:y2="4.3cm">
          <text:p text:style-name="P2"/>
        </draw:line>
        <draw:line draw:style-name="gr6" draw:text-style-name="P1" draw:layer="layout" svg:x1="26.834cm" svg:y1="1.5cm" svg:x2="26.011cm" svg:y2="1.5cm">
          <text:p text:style-name="P2"/>
        </draw:line>
        <draw:line draw:style-name="gr3" draw:text-style-name="P1" draw:layer="layout" svg:x1="6.2cm" svg:y1="15.6cm" svg:x2="7.8cm" svg:y2="15.6cm">
          <text:p text:style-name="P2"/>
        </draw:line>
        <draw:line draw:style-name="gr3" draw:text-style-name="P1" draw:layer="layout" svg:x1="17cm" svg:y1="15.6cm" svg:x2="26.5cm" svg:y2="15.6cm">
          <text:p text:style-name="P2"/>
        </draw:line>
        <draw:frame draw:style-name="gr8" draw:text-style-name="P4" draw:layer="layout" svg:width="4.3cm" svg:height="1.361cm" svg:x="0.5cm" svg:y="14.6cm">
          <draw:text-box>
            <text:p text:style-name="P2"><text:span text:style-name="T2">rx_erroneous</text:span></text:p>
            <text:p text:style-name="P2"><text:span text:style-name="T2">(in rx only)</text:span></text:p>
          </draw:text-box>
        </draw:frame>
        <draw:line draw:style-name="gr14" draw:text-style-name="P1" draw:layer="layout" svg:x1="27.133cm" svg:y1="15.6cm" svg:x2="26.31cm" svg:y2="15.6cm">
          <text:p text:style-name="P2"/>
        </draw:line>
        <draw:polyline draw:style-name="gr15" draw:text-style-name="P1" draw:layer="layout" svg:width="-1.499cm" svg:height="-0.999cm" svg:x="9.3cm" svg:y="15.6cm" svg:viewBox="0 0 -1500 -1000" draw:points="1500,-31200 1000,-31200 500,-30200 0,-30200">
          <text:p text:style-name="P2"/>
        </draw:polyline>
        <draw:line draw:style-name="gr7" draw:text-style-name="P1" draw:layer="layout" svg:x1="9.3cm" svg:y1="14.6cm" svg:x2="15.5cm" svg:y2="14.6cm">
          <text:p text:style-name="P2"/>
        </draw:line>
        <draw:polyline draw:style-name="gr15" draw:text-style-name="P1" draw:layer="layout" svg:width="1.499cm" svg:height="0.999cm" svg:x="15.5cm" svg:y="14.6cm" svg:viewBox="0 0 1500 1000" draw:points="0,0 500,0 1000,1000 1500,1000">
          <text:p text:style-name="P2"/>
        </draw:polyline>
        <draw:line draw:style-name="gr7" draw:text-style-name="P1" draw:layer="layout" svg:x1="8.3cm" svg:y1="15.6cm" svg:x2="16.5cm" svg:y2="15.6cm">
          <text:p text:style-name="P2"/>
        </draw:line>
        <draw:frame draw:style-name="gr10" draw:text-style-name="P5" draw:layer="layout" svg:width="8.152cm" svg:height="0.962cm" svg:x="18.328cm" svg:y="16.3cm">
          <draw:text-box>
            <text:p text:style-name="P2"><text:span text:style-name="T3">XXX <text:s/></text:span><text:span text:style-name="T6">= not valid, don't care</text:span></text:p>
          </draw:text-box>
        </draw:frame>
        <draw:line draw:style-name="gr1" draw:text-style-name="P1" draw:layer="layout" svg:x1="9cm" svg:y1="3.3cm" svg:x2="10.3cm" svg:y2="3.3cm">
          <text:p text:style-name="P2"/>
        </draw:line>
        <draw:line draw:style-name="gr1" draw:text-style-name="P1" draw:layer="layout" svg:x1="9cm" svg:y1="9.7cm" svg:x2="10.3cm" svg:y2="9.7cm">
          <text:p text:style-name="P2"/>
        </draw:line>
        <draw:line draw:style-name="gr1" draw:text-style-name="P1" draw:layer="layout" svg:x1="6.218cm" svg:y1="12.29cm" svg:x2="10.3cm" svg:y2="12.3cm">
          <text:p text:style-name="P2"/>
        </draw:line>
        <draw:g>
          <draw:line draw:style-name="gr1" draw:text-style-name="P1" draw:layer="layout" svg:x1="9.3cm" svg:y1="4.9cm" svg:x2="10.3cm" svg:y2="4.9cm">
            <text:p text:style-name="P2"/>
          </draw:line>
          <draw:line draw:style-name="gr1" draw:text-style-name="P1" draw:layer="layout" svg:x1="9.3cm" svg:y1="5.9cm" svg:x2="10.3cm" svg:y2="5.9cm">
            <text:p text:style-name="P2"/>
          </draw:line>
        </draw:g>
        <draw:g>
          <draw:line draw:style-name="gr1" draw:text-style-name="P1" draw:layer="layout" svg:x1="9.3cm" svg:y1="6.5cm" svg:x2="10.3cm" svg:y2="6.5cm">
            <text:p text:style-name="P2"/>
          </draw:line>
          <draw:line draw:style-name="gr1" draw:text-style-name="P1" draw:layer="layout" svg:x1="9.3cm" svg:y1="7.5cm" svg:x2="10.3cm" svg:y2="7.5cm">
            <text:p text:style-name="P2"/>
          </draw:line>
        </draw:g>
        <draw:g>
          <draw:line draw:style-name="gr3" draw:text-style-name="P1" draw:layer="layout" svg:x1="9.3cm" svg:y1="13cm" svg:x2="10.3cm" svg:y2="13cm">
            <text:p text:style-name="P2"/>
          </draw:line>
          <draw:line draw:style-name="gr3" draw:text-style-name="P1" draw:layer="layout" svg:x1="9.3cm" svg:y1="14cm" svg:x2="10.3cm" svg:y2="14cm">
            <text:p text:style-name="P2"/>
          </draw:line>
        </draw:g>
        <draw:g>
          <draw:line draw:style-name="gr1" draw:text-style-name="P1" draw:layer="layout" svg:x1="9.3cm" svg:y1="8.1cm" svg:x2="10.3cm" svg:y2="8.1cm">
            <text:p text:style-name="P2"/>
          </draw:line>
          <draw:line draw:style-name="gr1" draw:text-style-name="P1" draw:layer="layout" svg:x1="9.3cm" svg:y1="9.1cm" svg:x2="10.3cm" svg:y2="9.1cm">
            <text:p text:style-name="P2"/>
          </draw:line>
        </draw:g>
        <presentation:notes draw:style-name="dp2">
          <draw:page-thumbnail draw:style-name="gr16" draw:layer="layout" svg:width="14.848cm" svg:height="11.135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3.817cm" svg:x="2.97cm" svg:y="4.338cm" draw:page-number="1"/>
      <draw:page-thumbnail draw:layer="backgroundobjects" svg:width="5.938cm" svg:height="3.817cm" svg:x="11.88cm" svg:y="4.338cm"/>
      <draw:page-thumbnail draw:layer="backgroundobjects" svg:width="5.938cm" svg:height="3.817cm" svg:x="20.79cm" svg:y="4.338cm"/>
      <draw:page-thumbnail draw:layer="backgroundobjects" svg:width="5.938cm" svg:height="3.817cm" svg:x="2.97cm" svg:y="12.843cm"/>
      <draw:page-thumbnail draw:layer="backgroundobjects" svg:width="5.938cm" svg:height="3.817cm" svg:x="11.88cm" svg:y="12.843cm"/>
      <draw:page-thumbnail draw:layer="backgroundobjects" svg:width="5.938cm" svg:height="3.817cm" svg:x="20.79cm" svg:y="12.843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09-10-21T13:45:58</meta:creation-date>
    <dc:creator>Jussi Nieminen</dc:creator>
    <dc:date>2009-10-22T12:06:15</dc:date>
    <meta:editing-cycles>13</meta:editing-cycles>
    <meta:editing-duration>PT2H17M33S</meta:editing-duration>
    <meta:user-defined meta:name="Info 1"/>
    <meta:user-defined meta:name="Info 2"/>
    <meta:user-defined meta:name="Info 3"/>
    <meta:user-defined meta:name="Info 4"/>
    <meta:document-statistic meta:object-count="201"/>
  </office:meta>
</office:document-meta>
</file>